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6a9955" loext:opacity="100%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3">SQLite</text:span> <text:span text:style-name="T1">from</text:span> <text:span text:style-name="T5">"react-native-sqlite-storage"</text:span>;</text:p>
      <text:p text:style-name="P1"><text:span text:style-name="T3">SQLite</text:span>.<text:span text:style-name="T7">DEBUG</text:span>(<text:span text:style-name="T9">true</text:span>);</text:p>
      <text:p text:style-name="P1"><text:span text:style-name="T3">SQLite</text:span>.<text:span text:style-name="T7">enablePromise</text:span>(<text:span text:style-name="T9">true</text:span>);</text:p>
      <text:p text:style-name="P4"/>
      <text:p text:style-name="P1"><text:span text:style-name="T9">const</text:span> <text:span text:style-name="T11">database_name</text:span> = <text:span text:style-name="T5">"ReactNativeSQLite.db"</text:span>; <text:span text:style-name="T13">//Nome do banco de dados</text:span></text:p>
      <text:p text:style-name="P1"><text:span text:style-name="T9">const</text:span> <text:span text:style-name="T11">database_version</text:span> = <text:span text:style-name="T5">"1.0"</text:span>; <text:span text:style-name="T13">//Versão do banco de dados</text:span></text:p>
      <text:p text:style-name="P1"><text:span text:style-name="T9">const</text:span> <text:span text:style-name="T11">database_displayname</text:span> = <text:span text:style-name="T5">"SQLite React Offline Database"</text:span>; <text:span text:style-name="T13">//Nome de exibição do banco de dados</text:span></text:p>
      <text:p text:style-name="P1"><text:span text:style-name="T9">const</text:span> <text:span text:style-name="T11">database_size</text:span> = <text:span text:style-name="T15">200000</text:span>; <text:span text:style-name="T13">//tamanho máximo do banco de dados</text:span></text:p>
      <text:p text:style-name="P4"/>
      <text:p text:style-name="P3">/****   ATENÇÃO   *****</text:p>
      <text:p text:style-name="P4"/>
      <text:p text:style-name="P3">comando para instalar o SQLite: npm install --save react-native-sqlite-storage</text:p>
      <text:p text:style-name="P4"/>
      <text:p text:style-name="P3">*/</text:p>
      <text:p text:style-name="P4"/>
      <text:p text:style-name="P1"><text:span text:style-name="T1">export</text:span> <text:span text:style-name="T1">default</text:span> <text:span text:style-name="T9">class</text:span> <text:span text:style-name="T17">ItemDatabase</text:span> {</text:p>
      <text:p text:style-name="P4"/>
      <text:p text:style-name="P2">    <text:span text:style-name="T8">Conectar</text:span><text:span text:style-name="T19">() {   </text:span><text:span text:style-name="T14">//**** CRUD =&gt; CREATE - aqui o BD é aberto e a tabela é criada se não existir *****/</text:span></text:p>
      <text:p text:style-name="P2">        <text:span text:style-name="T10">let</text:span><text:span text:style-name="T19"> </text:span><text:span text:style-name="T4">db</text:span><text:span text:style-name="T19">;</text:span></text:p>
      <text:p text:style-name="P2">        <text:span text:style-name="T2">return</text:span><text:span text:style-name="T19"> </text:span><text:span text:style-name="T10">new</text:span><text:span text:style-name="T19"> </text:span><text:span text:style-name="T18">Promise</text:span><text:span text:style-name="T19">((</text:span><text:span text:style-name="T8">resolve</text:span><text:span text:style-name="T19">) </text:span><text:span text:style-name="T10">=&gt;</text:span><text:span text:style-name="T19"> {</text:span></text:p>
      <text:p text:style-name="P2">            <text:span text:style-name="T4">console</text:span><text:span text:style-name="T19">.</text:span><text:span text:style-name="T8">log</text:span><text:span text:style-name="T19">(</text:span><text:span text:style-name="T6">"Checando a integridade do plugin ..."</text:span><text:span text:style-name="T19">);</text:span></text:p>
      <text:p text:style-name="P2">            <text:span text:style-name="T4">SQLite</text:span><text:span text:style-name="T19">.</text:span><text:span text:style-name="T8">echoTest</text:span><text:span text:style-name="T19">().</text:span><text:span text:style-name="T8">then</text:span><text:span text:style-name="T19">(()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6">"Integridade Ok ..."</text:span><text:span text:style-name="T19">);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6">"Abrindo Banco de Dados ..."</text:span><text:span text:style-name="T19">);</text:span></text:p>
      <text:p text:style-name="P2">                <text:span text:style-name="T4">SQLite</text:span><text:span text:style-name="T19">.</text:span><text:span text:style-name="T8">openDatabase</text:span><text:span text:style-name="T19">(</text:span><text:span text:style-name="T12">database_name</text:span><text:span text:style-name="T19">, </text:span><text:span text:style-name="T12">database_version</text:span><text:span text:style-name="T19">, </text:span><text:span text:style-name="T12">database_displayname</text:span><text:span text:style-name="T19">, </text:span><text:span text:style-name="T12">database_size</text:span><text:span text:style-name="T19">).</text:span><text:span text:style-name="T8">then</text:span><text:span text:style-name="T19">(</text:span><text:span text:style-name="T4">DB</text:span><text:span text:style-name="T19"> </text:span><text:span text:style-name="T10">=&gt;</text:span><text:span text:style-name="T19"> {</text:span></text:p>
      <text:p text:style-name="P2">                    <text:span text:style-name="T4">db</text:span><text:span text:style-name="T19"> = </text:span><text:span text:style-name="T4">DB</text:span><text:span text:style-name="T19">;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6">"Banco de dados Aberto"</text:span><text:span text:style-name="T19">);</text:span></text:p>
      <text:p text:style-name="P2">                    <text:span text:style-name="T14">// verifica se existe alguma tabela</text:span></text:p>
      <text:p text:style-name="P2">                    <text:span text:style-name="T4">db</text:span><text:span text:style-name="T19">.</text:span><text:span text:style-name="T8">executeSql</text:span><text:span text:style-name="T19">(</text:span><text:span text:style-name="T6">'SELECT 1 FROM Item LIMIT 1'</text:span><text:span text:style-name="T19">).</text:span><text:span text:style-name="T8">then</text:span><text:span text:style-name="T19">(() </text:span><text:span text:style-name="T10">=&gt;</text:span><text:span text:style-name="T19"> {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6">"O banco de dados está pronto ... Executando Consulta SQL ..."</text:span><text:span text:style-name="T19">);</text:span></text:p>
      <text:p text:style-name="P2">                    <text:span text:style-name="T19">}).</text:span><text:span text:style-name="T8">catch</text:span><text:span text:style-name="T19">((</text:span><text:span text:style-name="T4">error</text:span><text:span text:style-name="T19">) </text:span><text:span text:style-name="T10">=&gt;</text:span><text:span text:style-name="T19"> {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6">"Erro Recebido: "</text:span><text:span text:style-name="T19">, </text:span><text:span text:style-name="T4">error</text:span><text:span text:style-name="T19">);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6">"O Banco de dados não está pronto... Criando tabela"</text:span><text:span text:style-name="T19">);</text:span></text:p>
      <text:p text:style-name="P2">                        <text:span text:style-name="T4">db</text:span><text:span text:style-name="T19">.</text:span><text:span text:style-name="T8">transaction</text:span><text:span text:style-name="T19">((</text:span><text:span text:style-name="T4">tx</text:span><text:span text:style-name="T19">) </text:span><text:span text:style-name="T10">=&gt;</text:span><text:span text:style-name="T19"> {</text:span></text:p>
      <text:p text:style-name="P2">                            <text:span text:style-name="T14">// aqui a tabela é criada, se ainda não existir</text:span></text:p>
      <text:p text:style-name="P2">                            <text:span text:style-name="T4">tx</text:span><text:span text:style-name="T19">.</text:span><text:span text:style-name="T8">executeSql</text:span><text:span text:style-name="T19">(</text:span><text:span text:style-name="T6">'CREATE TABLE IF NOT EXISTS Item (id INTEGER PRIMARY KEY AUTOINCREMENT, nome varchar(30), preco DOUBLE, quantidade INTEGER)'</text:span><text:span text:style-name="T19">);</text:span></text:p>
      <text:p text:style-name="P2">                        <text:span text:style-name="T19">}).</text:span><text:span text:style-name="T8">then</text:span><text:span text:style-name="T19">(() </text:span><text:span text:style-name="T10">=&gt;</text:span><text:span text:style-name="T19"> {</text:span></text:p>
      <text:p text:style-name="P2">                            <text:span text:style-name="T4">console</text:span><text:span text:style-name="T19">.</text:span><text:span text:style-name="T8">log</text:span><text:span text:style-name="T19">(</text:span><text:span text:style-name="T6">"Tabela criada com Sucesso"</text:span><text:span text:style-name="T19">);</text:span></text:p>
      <text:p text:style-name="P2">                        <text:span text:style-name="T19">}).</text:span><text:span text:style-name="T8">catch</text:span><text:span text:style-name="T19">(</text:span><text:span text:style-name="T4">error</text:span><text:span text:style-name="T19"> </text:span><text:span text:style-name="T10">=&gt;</text:span><text:span text:style-name="T19"> {</text:span></text:p>
      <text:p text:style-name="P2">                            <text:span text:style-name="T4">console</text:span><text:span text:style-name="T19">.</text:span><text:span text:style-name="T8">log</text:span><text:span text:style-name="T19">(</text:span><text:span text:style-name="T4">error</text:span><text:span text:style-name="T19">);</text:span></text:p>
      <text:p text:style-name="P2">                        <text:span text:style-name="T19">});</text:span></text:p>
      <text:p text:style-name="P2">                    <text:span text:style-name="T19">});</text:span></text:p>
      <text:p text:style-name="P2">                    <text:span text:style-name="T8">resolve</text:span><text:span text:style-name="T19">(</text:span><text:span text:style-name="T4">db</text:span><text:span text:style-name="T19">);</text:span></text:p>
      <text:p text:style-name="P2">                <text:span text:style-name="T19">}).</text:span><text:span text:style-name="T8">catch</text:span><text:span text:style-name="T19">(</text:span><text:span text:style-name="T4">error</text:span><text:span text:style-name="T19"> </text:span><text:span text:style-name="T10">=&gt;</text:span><text:span text:style-name="T19"> {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4">error</text:span><text:span text:style-name="T19">);</text:span></text:p>
      <text:p text:style-name="P2">                <text:span text:style-name="T19">});</text:span></text:p>
      <text:p text:style-name="P2"><text:soft-page-break/>            <text:span text:style-name="T19">}).</text:span><text:span text:style-name="T8">catch</text:span><text:span text:style-name="T19">(</text:span><text:span text:style-name="T4">error</text:span><text:span text:style-name="T19">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6">"echoTest Falhou - plugin não funcional"</text:span><text:span text:style-name="T19">);</text:span></text:p>
      <text:p text:style-name="P2">            <text:span text:style-name="T19">});</text:span></text:p>
      <text:p text:style-name="P2">        <text:span text:style-name="T19">});</text:span></text:p>
      <text:p text:style-name="P2">    <text:span text:style-name="T19">};</text:span></text:p>
      <text:p text:style-name="P4"/>
      <text:p text:style-name="P2">    <text:span text:style-name="T8">Desconectar</text:span><text:span text:style-name="T19">(</text:span><text:span text:style-name="T4">db</text:span><text:span text:style-name="T19">) {</text:span></text:p>
      <text:p text:style-name="P2">        <text:span text:style-name="T2">if</text:span><text:span text:style-name="T19"> (</text:span><text:span text:style-name="T4">db</text:span><text:span text:style-name="T19">) {</text:span></text:p>
      <text:p text:style-name="P2">            <text:span text:style-name="T4">console</text:span><text:span text:style-name="T19">.</text:span><text:span text:style-name="T8">log</text:span><text:span text:style-name="T19">(</text:span><text:span text:style-name="T6">"Fechando Banco de Dados"</text:span><text:span text:style-name="T19">);</text:span></text:p>
      <text:p text:style-name="P2">            <text:span text:style-name="T4">db</text:span><text:span text:style-name="T19">.</text:span><text:span text:style-name="T8">close</text:span><text:span text:style-name="T19">().</text:span><text:span text:style-name="T8">then</text:span><text:span text:style-name="T19">(</text:span><text:span text:style-name="T4">status</text:span><text:span text:style-name="T19">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6">"Banco de dados Desconectado!!"</text:span><text:span text:style-name="T19">);</text:span></text:p>
      <text:p text:style-name="P2">            <text:span text:style-name="T19">}).</text:span><text:span text:style-name="T8">catch</text:span><text:span text:style-name="T19">(</text:span><text:span text:style-name="T4">error</text:span><text:span text:style-name="T19"> </text:span><text:span text:style-name="T10">=&gt;</text:span><text:span text:style-name="T19"> {</text:span></text:p>
      <text:p text:style-name="P2">                <text:span text:style-name="T10">this</text:span><text:span text:style-name="T19">.</text:span><text:span text:style-name="T8">errorCB</text:span><text:span text:style-name="T19">(</text:span><text:span text:style-name="T4">error</text:span><text:span text:style-name="T19">);</text:span></text:p>
      <text:p text:style-name="P2">            <text:span text:style-name="T19">});</text:span></text:p>
      <text:p text:style-name="P2">        <text:span text:style-name="T19">} </text:span><text:span text:style-name="T2">else</text:span><text:span text:style-name="T19"> {</text:span></text:p>
      <text:p text:style-name="P2">            <text:span text:style-name="T4">console</text:span><text:span text:style-name="T19">.</text:span><text:span text:style-name="T8">log</text:span><text:span text:style-name="T19">(</text:span><text:span text:style-name="T6">"A conexão com o banco não está aberta"</text:span><text:span text:style-name="T19">);</text:span></text:p>
      <text:p text:style-name="P2">        <text:span text:style-name="T19">}</text:span></text:p>
      <text:p text:style-name="P2">    <text:span text:style-name="T19">};</text:span></text:p>
      <text:p text:style-name="P4"/>
      <text:p text:style-name="P2">    <text:span text:style-name="T8">Listar</text:span><text:span text:style-name="T19">() {   </text:span><text:span text:style-name="T14">//**** CRUD =&gt; READ - aqui a tabela é lida *****/</text:span></text:p>
      <text:p text:style-name="P2">        <text:span text:style-name="T2">return</text:span><text:span text:style-name="T19"> </text:span><text:span text:style-name="T10">new</text:span><text:span text:style-name="T19"> </text:span><text:span text:style-name="T18">Promise</text:span><text:span text:style-name="T19">((</text:span><text:span text:style-name="T8">resolve</text:span><text:span text:style-name="T19">) </text:span><text:span text:style-name="T10">=&gt;</text:span><text:span text:style-name="T19"> {</text:span></text:p>
      <text:p text:style-name="P2">            <text:span text:style-name="T10">const</text:span><text:span text:style-name="T19"> </text:span><text:span text:style-name="T12">lista</text:span><text:span text:style-name="T19"> = [];</text:span></text:p>
      <text:p text:style-name="P2">            <text:span text:style-name="T10">this</text:span><text:span text:style-name="T19">.</text:span><text:span text:style-name="T8">Conectar</text:span><text:span text:style-name="T19">().</text:span><text:span text:style-name="T8">then</text:span><text:span text:style-name="T19">((</text:span><text:span text:style-name="T4">db</text:span><text:span text:style-name="T19">) </text:span><text:span text:style-name="T10">=&gt;</text:span><text:span text:style-name="T19"> {</text:span></text:p>
      <text:p text:style-name="P2">                <text:span text:style-name="T4">db</text:span><text:span text:style-name="T19">.</text:span><text:span text:style-name="T8">transaction</text:span><text:span text:style-name="T19">((</text:span><text:span text:style-name="T4">tx</text:span><text:span text:style-name="T19">) </text:span><text:span text:style-name="T10">=&gt;</text:span><text:span text:style-name="T19"> {</text:span></text:p>
      <text:p text:style-name="P2">                    <text:span text:style-name="T14">//Query SQL para listar os dados da tabela   </text:span></text:p>
      <text:p text:style-name="P2">                    <text:span text:style-name="T4">tx</text:span><text:span text:style-name="T19">.</text:span><text:span text:style-name="T8">executeSql</text:span><text:span text:style-name="T19">(</text:span><text:span text:style-name="T6">'SELECT * FROM Item'</text:span><text:span text:style-name="T19">, []).</text:span><text:span text:style-name="T8">then</text:span><text:span text:style-name="T19">(([</text:span><text:span text:style-name="T4">tx</text:span><text:span text:style-name="T19">, </text:span><text:span text:style-name="T4">results</text:span><text:span text:style-name="T19">]) </text:span><text:span text:style-name="T10">=&gt;</text:span><text:span text:style-name="T19"> {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6">"Consulta completa"</text:span><text:span text:style-name="T19">);</text:span></text:p>
      <text:p text:style-name="P2">                        <text:span text:style-name="T10">var</text:span><text:span text:style-name="T19"> </text:span><text:span text:style-name="T4">len</text:span><text:span text:style-name="T19"> = </text:span><text:span text:style-name="T4">results</text:span><text:span text:style-name="T19">.</text:span><text:span text:style-name="T4">rows</text:span><text:span text:style-name="T19">.</text:span><text:span text:style-name="T4">length</text:span><text:span text:style-name="T19">;</text:span></text:p>
      <text:p text:style-name="P2">                        <text:span text:style-name="T2">for</text:span><text:span text:style-name="T19"> (</text:span><text:span text:style-name="T10">let</text:span><text:span text:style-name="T19"> </text:span><text:span text:style-name="T4">i</text:span><text:span text:style-name="T19"> = </text:span><text:span text:style-name="T16">0</text:span><text:span text:style-name="T19">; </text:span><text:span text:style-name="T4">i</text:span><text:span text:style-name="T19"> &lt; </text:span><text:span text:style-name="T4">len</text:span><text:span text:style-name="T19">; </text:span><text:span text:style-name="T4">i</text:span><text:span text:style-name="T19">++) {</text:span></text:p>
      <text:p text:style-name="P2">                            <text:span text:style-name="T10">let</text:span><text:span text:style-name="T19"> </text:span><text:span text:style-name="T4">row</text:span><text:span text:style-name="T19"> = </text:span><text:span text:style-name="T4">results</text:span><text:span text:style-name="T19">.</text:span><text:span text:style-name="T4">rows</text:span><text:span text:style-name="T19">.</text:span><text:span text:style-name="T8">item</text:span><text:span text:style-name="T19">(</text:span><text:span text:style-name="T4">i</text:span><text:span text:style-name="T19">);</text:span></text:p>
      <text:p text:style-name="P2">                            <text:span text:style-name="T10">const</text:span><text:span text:style-name="T19"> { </text:span><text:span text:style-name="T12">id</text:span><text:span text:style-name="T19">, </text:span><text:span text:style-name="T12">nome</text:span><text:span text:style-name="T19">, </text:span><text:span text:style-name="T12">preco</text:span><text:span text:style-name="T19">, </text:span><text:span text:style-name="T12">quantidade</text:span><text:span text:style-name="T19"> } = </text:span><text:span text:style-name="T4">row</text:span><text:span text:style-name="T19">;</text:span></text:p>
      <text:p text:style-name="P2">                            <text:span text:style-name="T12">lista</text:span><text:span text:style-name="T19">.</text:span><text:span text:style-name="T8">push</text:span><text:span text:style-name="T19">({ </text:span><text:span text:style-name="T4">id</text:span><text:span text:style-name="T19">, </text:span><text:span text:style-name="T4">nome</text:span><text:span text:style-name="T19">, </text:span><text:span text:style-name="T4">preco</text:span><text:span text:style-name="T19">, </text:span><text:span text:style-name="T4">quantidade</text:span><text:span text:style-name="T19"> });</text:span></text:p>
      <text:p text:style-name="P2">                        <text:span text:style-name="T19">}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12">lista</text:span><text:span text:style-name="T19">);</text:span></text:p>
      <text:p text:style-name="P2">                        <text:span text:style-name="T8">resolve</text:span><text:span text:style-name="T19">(</text:span><text:span text:style-name="T12">lista</text:span><text:span text:style-name="T19">);</text:span></text:p>
      <text:p text:style-name="P2">                    <text:span text:style-name="T19">});</text:span></text:p>
      <text:p text:style-name="P2">                <text:span text:style-name="T19">}).</text:span><text:span text:style-name="T8">then</text:span><text:span text:style-name="T19">((</text:span><text:span text:style-name="T4">result</text:span><text:span text:style-name="T19">) </text:span><text:span text:style-name="T10">=&gt;</text:span><text:span text:style-name="T19"> {</text:span></text:p>
      <text:p text:style-name="P2">                    <text:span text:style-name="T10">this</text:span><text:span text:style-name="T19">.</text:span><text:span text:style-name="T8">Desconectar</text:span><text:span text:style-name="T19">(</text:span><text:span text:style-name="T4">db</text:span><text:span text:style-name="T19">);</text:span></text:p>
      <text:p text:style-name="P2">    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    <text:span text:style-name="T19">});</text:span></text:p>
      <text:p text:style-name="P2">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<text:span text:style-name="T19">});</text:span></text:p>
      <text:p text:style-name="P2">        <text:span text:style-name="T19">});</text:span></text:p>
      <text:p text:style-name="P2">    <text:span text:style-name="T19">}</text:span></text:p>
      <text:p text:style-name="P5"/>
      <text:p text:style-name="P2">    <text:span text:style-name="T8">Inserir</text:span><text:span text:style-name="T19">(</text:span><text:span text:style-name="T4">item</text:span><text:span text:style-name="T19">) {  </text:span><text:span text:style-name="T14">//**** CRUD =&gt; UPDATE - aqui um registro da tabela é inserido *****/</text:span></text:p>
      <text:p text:style-name="P2">        <text:span text:style-name="T2">return</text:span><text:span text:style-name="T19"> </text:span><text:span text:style-name="T10">new</text:span><text:span text:style-name="T19"> </text:span><text:span text:style-name="T18">Promise</text:span><text:span text:style-name="T19">((</text:span><text:span text:style-name="T4">resolve</text:span><text:span text:style-name="T19">) </text:span><text:span text:style-name="T10">=&gt;</text:span><text:span text:style-name="T19"> {</text:span></text:p>
      <text:p text:style-name="P2"><text:soft-page-break/>            <text:span text:style-name="T10">this</text:span><text:span text:style-name="T19">.</text:span><text:span text:style-name="T8">Conectar</text:span><text:span text:style-name="T19">().</text:span><text:span text:style-name="T8">then</text:span><text:span text:style-name="T19">((</text:span><text:span text:style-name="T4">db</text:span><text:span text:style-name="T19">) </text:span><text:span text:style-name="T10">=&gt;</text:span><text:span text:style-name="T19"> {</text:span></text:p>
      <text:p text:style-name="P2">                <text:span text:style-name="T4">db</text:span><text:span text:style-name="T19">.</text:span><text:span text:style-name="T8">transaction</text:span><text:span text:style-name="T19">((</text:span><text:span text:style-name="T4">tx</text:span><text:span text:style-name="T19">) </text:span><text:span text:style-name="T10">=&gt;</text:span><text:span text:style-name="T19"> {</text:span></text:p>
      <text:p text:style-name="P2">                    <text:span text:style-name="T14">//Query SQL para inserir um novo registro </text:span></text:p>
      <text:p text:style-name="P2">                    <text:span text:style-name="T4">tx</text:span><text:span text:style-name="T19">.</text:span><text:span text:style-name="T8">executeSql</text:span><text:span text:style-name="T19">(</text:span><text:span text:style-name="T6">'INSERT INTO Item (nome, preco, quantidade) VALUES (?, ?, ?)'</text:span><text:span text:style-name="T19">, [</text:span><text:span text:style-name="T4">item</text:span><text:span text:style-name="T19">.</text:span><text:span text:style-name="T4">nome</text:span><text:span text:style-name="T19">, </text:span><text:span text:style-name="T4">item</text:span><text:span text:style-name="T19">.</text:span><text:span text:style-name="T4">preco</text:span><text:span text:style-name="T19">, </text:span><text:span text:style-name="T4">item</text:span><text:span text:style-name="T19">.</text:span><text:span text:style-name="T4">quantidade</text:span><text:span text:style-name="T19">]).</text:span><text:span text:style-name="T8">then</text:span><text:span text:style-name="T19">(([</text:span><text:span text:style-name="T4">tx</text:span><text:span text:style-name="T19">, </text:span><text:span text:style-name="T4">results</text:span><text:span text:style-name="T19">]) </text:span><text:span text:style-name="T10">=&gt;</text:span><text:span text:style-name="T19"> {</text:span></text:p>
      <text:p text:style-name="P2">                        <text:span text:style-name="T8">resolve</text:span><text:span text:style-name="T19">(</text:span><text:span text:style-name="T4">results</text:span><text:span text:style-name="T19">);</text:span></text:p>
      <text:p text:style-name="P2">                    <text:span text:style-name="T19">});</text:span></text:p>
      <text:p text:style-name="P2">                <text:span text:style-name="T19">}).</text:span><text:span text:style-name="T8">then</text:span><text:span text:style-name="T19">((</text:span><text:span text:style-name="T4">result</text:span><text:span text:style-name="T19">) </text:span><text:span text:style-name="T10">=&gt;</text:span><text:span text:style-name="T19"> {</text:span></text:p>
      <text:p text:style-name="P2">                    <text:span text:style-name="T10">this</text:span><text:span text:style-name="T19">.</text:span><text:span text:style-name="T8">Desconectar</text:span><text:span text:style-name="T19">(</text:span><text:span text:style-name="T4">db</text:span><text:span text:style-name="T19">);</text:span></text:p>
      <text:p text:style-name="P2">    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    <text:span text:style-name="T19">});</text:span></text:p>
      <text:p text:style-name="P2">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<text:span text:style-name="T19">});</text:span></text:p>
      <text:p text:style-name="P2">        <text:span text:style-name="T19">});</text:span></text:p>
      <text:p text:style-name="P2">    <text:span text:style-name="T19">}</text:span></text:p>
      <text:p text:style-name="P4"/>
      <text:p text:style-name="P2">    <text:span text:style-name="T8">Atualizar</text:span><text:span text:style-name="T19">(</text:span><text:span text:style-name="T4">item</text:span><text:span text:style-name="T19">) {   </text:span><text:span text:style-name="T14">//**** CRUD =&gt; UPDATE - aqui a tabela é atualizada *****/</text:span></text:p>
      <text:p text:style-name="P2">        <text:span text:style-name="T2">return</text:span><text:span text:style-name="T19"> </text:span><text:span text:style-name="T10">new</text:span><text:span text:style-name="T19"> </text:span><text:span text:style-name="T18">Promise</text:span><text:span text:style-name="T19">((</text:span><text:span text:style-name="T4">resolve</text:span><text:span text:style-name="T19">) </text:span><text:span text:style-name="T10">=&gt;</text:span><text:span text:style-name="T19"> {</text:span></text:p>
      <text:p text:style-name="P2">            <text:span text:style-name="T10">this</text:span><text:span text:style-name="T19">.</text:span><text:span text:style-name="T8">Conectar</text:span><text:span text:style-name="T19">().</text:span><text:span text:style-name="T8">then</text:span><text:span text:style-name="T19">((</text:span><text:span text:style-name="T4">db</text:span><text:span text:style-name="T19">) </text:span><text:span text:style-name="T10">=&gt;</text:span><text:span text:style-name="T19"> {</text:span></text:p>
      <text:p text:style-name="P2">                <text:span text:style-name="T4">db</text:span><text:span text:style-name="T19">.</text:span><text:span text:style-name="T8">transaction</text:span><text:span text:style-name="T19">((</text:span><text:span text:style-name="T4">tx</text:span><text:span text:style-name="T19">) </text:span><text:span text:style-name="T10">=&gt;</text:span><text:span text:style-name="T19"> {</text:span></text:p>
      <text:p text:style-name="P2">                    <text:span text:style-name="T14">//Query SQL para atualizar um registro no banco        </text:span></text:p>
      <text:p text:style-name="P2">                    <text:span text:style-name="T4">tx</text:span><text:span text:style-name="T19">.</text:span><text:span text:style-name="T8">executeSql</text:span><text:span text:style-name="T19">(</text:span><text:span text:style-name="T6">'UPDATE Item SET quantidade = ? WHERE id = ?'</text:span><text:span text:style-name="T19">, [</text:span><text:span text:style-name="T4">item</text:span><text:span text:style-name="T19">.</text:span><text:span text:style-name="T4">quantidade</text:span><text:span text:style-name="T19"> - </text:span><text:span text:style-name="T16">1</text:span><text:span text:style-name="T19">, </text:span><text:span text:style-name="T4">item</text:span><text:span text:style-name="T19">.</text:span><text:span text:style-name="T4">id</text:span><text:span text:style-name="T19">]).</text:span><text:span text:style-name="T8">then</text:span><text:span text:style-name="T19">(([</text:span><text:span text:style-name="T4">tx</text:span><text:span text:style-name="T19">, </text:span><text:span text:style-name="T4">results</text:span><text:span text:style-name="T19">]) </text:span><text:span text:style-name="T10">=&gt;</text:span><text:span text:style-name="T19"> {</text:span></text:p>
      <text:p text:style-name="P2">                        <text:span text:style-name="T8">resolve</text:span><text:span text:style-name="T19">(</text:span><text:span text:style-name="T4">results</text:span><text:span text:style-name="T19">);</text:span></text:p>
      <text:p text:style-name="P2">                    <text:span text:style-name="T19">});</text:span></text:p>
      <text:p text:style-name="P2">                <text:span text:style-name="T19">}).</text:span><text:span text:style-name="T8">then</text:span><text:span text:style-name="T19">((</text:span><text:span text:style-name="T4">result</text:span><text:span text:style-name="T19">) </text:span><text:span text:style-name="T10">=&gt;</text:span><text:span text:style-name="T19"> {</text:span></text:p>
      <text:p text:style-name="P2">                    <text:span text:style-name="T10">this</text:span><text:span text:style-name="T19">.</text:span><text:span text:style-name="T8">Desconectar</text:span><text:span text:style-name="T19">(</text:span><text:span text:style-name="T4">db</text:span><text:span text:style-name="T19">);</text:span></text:p>
      <text:p text:style-name="P2">    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    <text:span text:style-name="T19">});</text:span></text:p>
      <text:p text:style-name="P2">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<text:span text:style-name="T19">});</text:span></text:p>
      <text:p text:style-name="P2">        <text:span text:style-name="T19">});</text:span></text:p>
      <text:p text:style-name="P2">    <text:span text:style-name="T19">}</text:span></text:p>
      <text:p text:style-name="P4"/>
      <text:p text:style-name="P2">    <text:span text:style-name="T8">Remover</text:span><text:span text:style-name="T19">(</text:span><text:span text:style-name="T4">id</text:span><text:span text:style-name="T19">) {   </text:span><text:span text:style-name="T14">//**** CRUD =&gt; DELETE - aqui um registro da tabela é removido *****/</text:span></text:p>
      <text:p text:style-name="P2">        <text:span text:style-name="T2">return</text:span><text:span text:style-name="T19"> </text:span><text:span text:style-name="T10">new</text:span><text:span text:style-name="T19"> </text:span><text:span text:style-name="T18">Promise</text:span><text:span text:style-name="T19">((</text:span><text:span text:style-name="T4">resolve</text:span><text:span text:style-name="T19">) </text:span><text:span text:style-name="T10">=&gt;</text:span><text:span text:style-name="T19"> {</text:span></text:p>
      <text:p text:style-name="P2">            <text:span text:style-name="T10">this</text:span><text:span text:style-name="T19">.</text:span><text:span text:style-name="T8">Conectar</text:span><text:span text:style-name="T19">().</text:span><text:span text:style-name="T8">then</text:span><text:span text:style-name="T19">((</text:span><text:span text:style-name="T4">db</text:span><text:span text:style-name="T19">) </text:span><text:span text:style-name="T10">=&gt;</text:span><text:span text:style-name="T19"> {</text:span></text:p>
      <text:p text:style-name="P2">                <text:span text:style-name="T4">db</text:span><text:span text:style-name="T19">.</text:span><text:span text:style-name="T8">transaction</text:span><text:span text:style-name="T19">((</text:span><text:span text:style-name="T4">tx</text:span><text:span text:style-name="T19">) </text:span><text:span text:style-name="T10">=&gt;</text:span><text:span text:style-name="T19"> {</text:span></text:p>
      <text:p text:style-name="P2">                    <text:span text:style-name="T14">//Query SQL para deletar um item da base de dados    </text:span></text:p>
      <text:p text:style-name="P2">                    <text:span text:style-name="T4">tx</text:span><text:span text:style-name="T19">.</text:span><text:span text:style-name="T8">executeSql</text:span><text:span text:style-name="T19">(</text:span><text:span text:style-name="T6">'DELETE FROM Item WHERE Id = ?'</text:span><text:span text:style-name="T19">, [</text:span><text:span text:style-name="T4">id</text:span><text:span text:style-name="T19">]).</text:span><text:span text:style-name="T8">then</text:span><text:span text:style-name="T19">(([</text:span><text:span text:style-name="T4">tx</text:span><text:span text:style-name="T19">, </text:span><text:span text:style-name="T4">results</text:span><text:span text:style-name="T19">]) </text:span><text:span text:style-name="T10">=&gt;</text:span><text:span text:style-name="T19"> {</text:span></text:p>
      <text:p text:style-name="P2">                        <text:span text:style-name="T4">console</text:span><text:span text:style-name="T19">.</text:span><text:span text:style-name="T8">log</text:span><text:span text:style-name="T19">(</text:span><text:span text:style-name="T4">results</text:span><text:span text:style-name="T19">);</text:span></text:p>
      <text:p text:style-name="P2">                        <text:span text:style-name="T8">resolve</text:span><text:span text:style-name="T19">(</text:span><text:span text:style-name="T4">results</text:span><text:span text:style-name="T19">);</text:span></text:p>
      <text:p text:style-name="P2">                    <text:span text:style-name="T19">});</text:span></text:p>
      <text:p text:style-name="P2">                <text:span text:style-name="T19">}).</text:span><text:span text:style-name="T8">then</text:span><text:span text:style-name="T19">((</text:span><text:span text:style-name="T4">result</text:span><text:span text:style-name="T19">) </text:span><text:span text:style-name="T10">=&gt;</text:span><text:span text:style-name="T19"> {</text:span></text:p>
      <text:p text:style-name="P2">                    <text:span text:style-name="T10">this</text:span><text:span text:style-name="T19">.</text:span><text:span text:style-name="T8">Desconectar</text:span><text:span text:style-name="T19">(</text:span><text:span text:style-name="T4">db</text:span><text:span text:style-name="T19">);</text:span></text:p>
      <text:p text:style-name="P2"><text:soft-page-break/>    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    <text:span text:style-name="T19">});</text:span></text:p>
      <text:p text:style-name="P2">            <text:span text:style-name="T19">}).</text:span><text:span text:style-name="T8">catch</text:span><text:span text:style-name="T19">((</text:span><text:span text:style-name="T4">err</text:span><text:span text:style-name="T19">) </text:span><text:span text:style-name="T10">=&gt;</text:span><text:span text:style-name="T19"> {</text:span></text:p>
      <text:p text:style-name="P2">                <text:span text:style-name="T4">console</text:span><text:span text:style-name="T19">.</text:span><text:span text:style-name="T8">log</text:span><text:span text:style-name="T19">(</text:span><text:span text:style-name="T4">err</text:span><text:span text:style-name="T19">);</text:span></text:p>
      <text:p text:style-name="P2">            <text:span text:style-name="T19">});</text:span></text:p>
      <text:p text:style-name="P2">        <text:span text:style-name="T19">});</text:span></text:p>
      <text:p text:style-name="P2">    <text:span text:style-name="T19">}</text:span></text:p>
      <text:p text:style-name="P4"/>
      <text:p text:style-name="P1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9T20:35:52.845000000</dc:date>
    <meta:editing-duration>PT23S</meta:editing-duration>
    <meta:editing-cycles>1</meta:editing-cycles>
    <meta:document-statistic meta:table-count="0" meta:image-count="0" meta:object-count="0" meta:page-count="4" meta:paragraph-count="140" meta:word-count="561" meta:character-count="6085" meta:non-whitespace-character-count="3600"/>
    <meta:generator>LibreOffice/7.2.1.2$Windows_X86_64 LibreOffice_project/87b77fad49947c1441b67c559c339af8f3517e22</meta:generator>
  </office:meta>
</office:document-meta>
</file>